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AA083D0235434318.png" manifest:media-type="image/png"/>
  <manifest:file-entry manifest:full-path="Pictures/100002010000023F0000023F5477DA069FB24ACE.png" manifest:media-type="image/png"/>
  <manifest:file-entry manifest:full-path="Pictures/10000201000000C8000000C81EF0BC377A3212AF.png" manifest:media-type="image/png"/>
  <manifest:file-entry manifest:full-path="Pictures/10000201000000C8000000C8D97BC539DE2111D8.png" manifest:media-type="image/png"/>
  <manifest:file-entry manifest:full-path="Pictures/10000201000000EB000000EBE5A6044080BAEF6E.png" manifest:media-type="image/png"/>
  <manifest:file-entry manifest:full-path="Pictures/100002010000007B0000003ACA1156D001A59383.png" manifest:media-type="image/png"/>
  <manifest:file-entry manifest:full-path="Pictures/10000201000000C8000000C895CB58E9634F2EBA.png" manifest:media-type="image/png"/>
  <manifest:file-entry manifest:full-path="Pictures/10000201000000EB000000EBC04331137219C50D.png" manifest:media-type="image/png"/>
  <manifest:file-entry manifest:full-path="Pictures/100002010000023F0000023FCFF44B27CE652AA4.png" manifest:media-type="image/png"/>
  <manifest:file-entry manifest:full-path="Pictures/100002010000010200000102520AEDD648E6DFA4.png" manifest:media-type="image/png"/>
  <manifest:file-entry manifest:full-path="Pictures/10000201000000C8000000C8D690939B00845B53.png" manifest:media-type="image/png"/>
  <manifest:file-entry manifest:full-path="Pictures/10000201000000C8000000C8544543AC3A72B55F.png" manifest:media-type="image/png"/>
  <manifest:file-entry manifest:full-path="Pictures/100002010000007B0000003A974805CE6B767C4A.png" manifest:media-type="image/png"/>
  <manifest:file-entry manifest:full-path="Pictures/10000201000001020000010228ADEE6904740410.png" manifest:media-type="image/png"/>
  <manifest:file-entry manifest:full-path="Pictures/10000201000000C8000000C8E48186DA5641E444.png" manifest:media-type="image/png"/>
  <manifest:file-entry manifest:full-path="Pictures/10000201000000C8000000C808B06FEAB60BA8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3" text:anchor-type="paragraph" svg:x="4.489cm" svg:y="1.563cm" svg:width="3.39cm" svg:height="3.39cm" draw:z-index="0"><draw:image xlink:href="Pictures/10000201000000C8000000C81EF0BC377A3212AF.png" xlink:type="simple" xlink:show="embed" xlink:actuate="onLoad"/></draw:frame><draw:frame draw:style-name="fr1" draw:name="Obraz4" text:anchor-type="paragraph" svg:x="4.489cm" svg:y="4.951cm" svg:width="3.39cm" svg:height="3.39cm" draw:z-index="1"><draw:image xlink:href="Pictures/10000201000000C8000000C8D97BC539DE2111D8.png" xlink:type="simple" xlink:show="embed" xlink:actuate="onLoad"/></draw:frame><draw:frame draw:style-name="fr1" draw:name="Obraz1" text:anchor-type="paragraph" svg:x="11.266cm" svg:y="1.563cm" svg:width="3.39cm" svg:height="3.39cm" draw:z-index="2"><draw:image xlink:href="Pictures/10000201000000EB000000EBE5A6044080BAEF6E.png" xlink:type="simple" xlink:show="embed" xlink:actuate="onLoad"/></draw:frame><draw:frame draw:style-name="fr1" draw:name="Obraz2" text:anchor-type="paragraph" svg:x="7.878cm" svg:y="1.563cm" svg:width="3.39cm" svg:height="3.39cm" draw:z-index="3"><draw:image xlink:href="Pictures/10000201000000C8000000C895CB58E9634F2EBA.png" xlink:type="simple" xlink:show="embed" xlink:actuate="onLoad"/></draw:frame><draw:frame draw:style-name="fr1" draw:name="Obraz5" text:anchor-type="paragraph" svg:x="1.101cm" svg:y="1.563cm" svg:width="3.39cm" svg:height="3.39cm" draw:z-index="4"><draw:image xlink:href="Pictures/100002010000023F0000023F5477DA069FB24ACE.png" xlink:type="simple" xlink:show="embed" xlink:actuate="onLoad"/></draw:frame><draw:frame draw:style-name="fr1" draw:name="Obraz6" text:anchor-type="paragraph" svg:x="1.101cm" svg:y="4.951cm" svg:width="3.39cm" svg:height="3.39cm" draw:z-index="5"><draw:image xlink:href="Pictures/100002010000023F0000023FCFF44B27CE652AA4.png" xlink:type="simple" xlink:show="embed" xlink:actuate="onLoad"/></draw:frame><draw:frame draw:style-name="fr1" draw:name="Obraz7" text:anchor-type="paragraph" svg:x="7.878cm" svg:y="4.951cm" svg:width="3.39cm" svg:height="3.39cm" draw:z-index="6"><draw:image xlink:href="Pictures/10000201000000C8000000C8AA083D0235434318.png" xlink:type="simple" xlink:show="embed" xlink:actuate="onLoad"/></draw:frame><draw:frame draw:style-name="fr1" draw:name="Obraz8" text:anchor-type="paragraph" svg:x="11.266cm" svg:y="4.951cm" svg:width="3.39cm" svg:height="3.39cm" draw:z-index="7"><draw:image xlink:href="Pictures/10000201000000EB000000EBC04331137219C50D.png" xlink:type="simple" xlink:show="embed" xlink:actuate="onLoad"/></draw:frame><draw:frame draw:style-name="fr1" draw:name="Obraz9" text:anchor-type="paragraph" svg:x="1.101cm" svg:y="8.34cm" svg:width="3.39cm" svg:height="3.39cm" draw:z-index="8"><draw:image xlink:href="Pictures/100002010000007B0000003ACA1156D001A59383.png" xlink:type="simple" xlink:show="embed" xlink:actuate="onLoad"/></draw:frame><draw:frame draw:style-name="fr1" draw:name="Obraz10" text:anchor-type="paragraph" svg:x="4.489cm" svg:y="8.34cm" svg:width="3.39cm" svg:height="3.39cm" draw:z-index="9"><draw:image xlink:href="Pictures/100002010000010200000102520AEDD648E6DFA4.png" xlink:type="simple" xlink:show="embed" xlink:actuate="onLoad"/></draw:frame><draw:frame draw:style-name="fr1" draw:name="Obraz11" text:anchor-type="paragraph" svg:x="7.878cm" svg:y="8.34cm" svg:width="3.39cm" svg:height="3.39cm" draw:z-index="10"><draw:image xlink:href="Pictures/10000201000000C8000000C8D690939B00845B53.png" xlink:type="simple" xlink:show="embed" xlink:actuate="onLoad"/></draw:frame><draw:frame draw:style-name="fr1" draw:name="Obraz12" text:anchor-type="paragraph" svg:x="11.266cm" svg:y="8.34cm" svg:width="3.39cm" svg:height="3.39cm" draw:z-index="11"><draw:image xlink:href="Pictures/10000201000000C8000000C8544543AC3A72B55F.png" xlink:type="simple" xlink:show="embed" xlink:actuate="onLoad"/></draw:frame><draw:frame draw:style-name="fr1" draw:name="Obraz13" text:anchor-type="paragraph" svg:x="1.101cm" svg:y="11.728cm" svg:width="3.39cm" svg:height="3.39cm" draw:z-index="12"><draw:image xlink:href="Pictures/100002010000007B0000003A974805CE6B767C4A.png" xlink:type="simple" xlink:show="embed" xlink:actuate="onLoad"/></draw:frame><draw:frame draw:style-name="fr1" draw:name="Obraz14" text:anchor-type="paragraph" svg:x="4.489cm" svg:y="11.728cm" svg:width="3.39cm" svg:height="3.39cm" draw:z-index="13"><draw:image xlink:href="Pictures/10000201000001020000010228ADEE6904740410.png" xlink:type="simple" xlink:show="embed" xlink:actuate="onLoad"/></draw:frame><draw:frame draw:style-name="fr1" draw:name="Obraz15" text:anchor-type="paragraph" svg:x="7.878cm" svg:y="11.728cm" svg:width="3.39cm" svg:height="3.39cm" draw:z-index="14"><draw:image xlink:href="Pictures/10000201000000C8000000C8E48186DA5641E444.png" xlink:type="simple" xlink:show="embed" xlink:actuate="onLoad"/></draw:frame><draw:frame draw:style-name="fr1" draw:name="Obraz16" text:anchor-type="paragraph" svg:x="11.266cm" svg:y="11.728cm" svg:width="3.39cm" svg:height="3.39cm" draw:z-index="15"><draw:image xlink:href="Pictures/10000201000000C8000000C808B06FEAB60BA8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7:31:11.105000000</dc:date>
    <meta:editing-duration>PT24M58S</meta:editing-duration>
    <meta:editing-cycles>5</meta:editing-cycles>
    <meta:generator>LibreOffice/5.3.1.2$Windows_X86_64 LibreOffice_project/e80a0e0fd1875e1696614d24c32df0f95f03deb2</meta:generator>
    <meta:document-statistic meta:table-count="0" meta:image-count="16" meta:object-count="0" meta:page-count="1" meta:paragraph-count="0" meta:word-count="0" meta:character-count="0" meta:non-whitespace-character-count="0"/>
  </office:meta>
</office:document-meta>
</file>